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eeeeee" draw:marker-start="" draw:marker-end="Arrowheads_20_1" draw:marker-end-width="0.3cm" draw:fill="none" draw:textarea-vertical-align="middle"/>
    </style:style>
    <style:style style:name="gr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4b1f6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dddddd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Dashed_20__28_var_29_" svg:stroke-color="#3333ff"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 fo:padding-top="0cm" fo:padding-bottom="0cm" fo:padding-left="0cm" fo:padding-r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 fo:font-size="12pt" style:font-size-asian="12pt" style:font-size-complex="12pt"/>
    </style:style>
    <style:style style:name="P3" style:family="paragraph">
      <style:paragraph-properties fo:text-align="center"/>
      <style:text-properties fo:color="#eeeeee" fo:font-size="12pt" style:font-size-asian="12pt" style:font-size-complex="12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  <style:text-properties fo:color="#808080" fo:font-size="12pt" style:font-size-asian="12pt" style:font-size-complex="12pt"/>
    </style:style>
    <style:style style:name="P7" style:family="paragraph">
      <style:text-properties fo:color="#3333ff" fo:font-size="12pt" style:font-size-asian="12pt" style:font-size-complex="12pt"/>
    </style:style>
    <style:style style:name="P8" style:family="paragraph">
      <style:text-properties fo:color="#eeeeee"/>
    </style:style>
    <style:style style:name="P9" style:family="paragraph">
      <style:paragraph-properties fo:text-align="center"/>
      <style:text-properties fo:color="#eeeeee"/>
    </style:style>
    <style:style style:name="T1" style:family="text">
      <style:text-properties fo:color="#dddddd" fo:font-size="12pt" style:font-size-asian="12pt" style:font-size-complex="12pt"/>
    </style:style>
    <style:style style:name="T2" style:family="text">
      <style:text-properties fo:color="#eeeeee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3333ff" fo:font-size="12pt" style:font-size-asian="12pt" style:font-size-complex="12pt"/>
    </style:style>
    <style:style style:name="T6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cm" svg:y1="16.2cm" svg:x2="7.2cm" svg:y2="4cm">
          <text:p/>
        </draw:line>
        <draw:line draw:style-name="gr1" draw:text-style-name="P1" draw:layer="layout" svg:x1="7.2cm" svg:y1="16.2cm" svg:x2="19.4cm" svg:y2="16.2cm">
          <text:p/>
        </draw:line>
        <draw:custom-shape draw:style-name="gr2" draw:text-style-name="P1" draw:layer="layout" svg:width="0.4cm" svg:height="0.4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1.5707963267949) translate (17cm 1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draw:transform="rotate (1.5707963267949) translate (17cm 7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cm" svg:height="0.729cm" svg:x="7.2cm" svg:y="6.6cm">
          <draw:text-box>
            <text:p text:style-name="P2"><text:span text:style-name="T1">raiders and squatters</text:span></text:p>
          </draw:text-box>
        </draw:frame>
        <draw:frame draw:style-name="gr5" draw:text-style-name="P3" draw:layer="layout" svg:width="3.4cm" svg:height="0.729cm" svg:x="13.4cm" svg:y="14.671cm">
          <draw:text-box>
            <text:p text:style-name="P3"><text:span text:style-name="T2">unique users</text:span></text:p>
          </draw:text-box>
        </draw:frame>
        <draw:frame draw:style-name="gr5" draw:text-style-name="P5" xml:id="id1" draw:id="id1" draw:layer="layout" svg:width="4.2cm" svg:height="0.729cm" svg:x="11.2cm" svg:y="4.471cm">
          <draw:text-box>
            <text:p text:style-name="P4"><text:span text:style-name="T3">undesired contest</text:span></text:p>
          </draw:text-box>
        </draw:frame>
        <draw:connector draw:style-name="gr6" draw:text-style-name="P1" draw:layer="layout" draw:type="curve" draw:line-skew="0.655cm" svg:x1="15.4cm" svg:y1="4.835cm" svg:x2="16.944cm" svg:y2="5.853cm" draw:start-shape="id1" svg:d="M15400 4835c2515 0 1743 1018 1544 1018" svg:viewBox="0 0 1813 1019">
          <text:p/>
        </draw:connector>
        <draw:line draw:style-name="gr7" draw:text-style-name="P1" draw:layer="layout" svg:x1="7.2cm" svg:y1="16.201cm" svg:x2="19.4cm" svg:y2="4cm">
          <text:p/>
        </draw:line>
        <draw:frame draw:style-name="gr5" draw:layer="layout" svg:width="4.6cm" svg:height="0.962cm" svg:x="19.4cm" svg:y="4cm">
          <draw:text-box>
            <text:p>utility</text:p>
          </draw:text-box>
        </draw:frame>
        <draw:line draw:style-name="gr8" draw:text-style-name="P1" draw:layer="layout" svg:x1="9cm" svg:y1="6.2cm" svg:x2="15.4cm" svg:y2="6.2cm">
          <text:p/>
        </draw:line>
        <draw:line draw:style-name="gr8" draw:text-style-name="P1" draw:layer="layout" svg:x1="17.2cm" svg:y1="14.2cm" svg:x2="17.2cm" svg:y2="7.8cm">
          <text:p/>
        </draw:line>
        <draw:line draw:style-name="gr9" draw:text-style-name="P1" draw:layer="layout" svg:x1="15.4cm" svg:y1="6.8cm" svg:x2="12.4cm" svg:y2="9.8cm">
          <text:p/>
        </draw:line>
        <draw:frame draw:style-name="gr5" draw:text-style-name="P6" draw:layer="layout" svg:width="5.8cm" svg:height="1.207cm" svg:x="6.6cm" svg:y="9.271cm">
          <draw:text-box>
            <text:p text:style-name="P6"><text:span text:style-name="T4">cost of re-sale</text:span></text:p>
            <text:p text:style-name="P6"><text:span text:style-name="T4">(not possible to enforce)</text:span></text:p>
          </draw:text-box>
        </draw:frame>
        <draw:frame draw:style-name="gr5" draw:text-style-name="P7" draw:layer="layout" svg:width="5cm" svg:height="2.163cm" svg:x="17.4cm" svg:y="9.837cm">
          <draw:text-box>
            <text:p text:style-name="P7"><text:span text:style-name="T5">The disinterested system can not judge “worthiness” and so only sees u = max(x, y)</text:span></text:p>
          </draw:text-box>
        </draw:frame>
        <draw:frame draw:style-name="gr10" draw:text-style-name="P8" draw:layer="layout" svg:width="1.2cm" svg:height="0.712cm" svg:x="19.6cm" svg:y="15.8cm">
          <draw:text-box>
            <text:p text:style-name="P8"><text:span text:style-name="T6">x</text:span></text:p>
          </draw:text-box>
        </draw:frame>
        <draw:frame draw:style-name="gr11" draw:text-style-name="P9" draw:layer="layout" svg:width="1.2cm" svg:height="0.912cm" svg:x="6.6cm" svg:y="3.088cm">
          <draw:text-box>
            <text:p text:style-name="P9"><text:span text:style-name="T6">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3000 3000" svg:d="M1500 0l1500 2789v211h-114l-1286-2392v2392h-200v-2392l-1286 2392h-114v-211z"/>
    <draw:marker draw:name="Arrowheads_20_3" draw:display-name="Arrowheads 3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eron Buchanan</meta:initial-creator>
    <meta:creation-date>2015-06-14T19:09:18.915352219</meta:creation-date>
    <dc:date>2015-06-14T22:03:49.698765329</dc:date>
    <dc:creator>Aeron Buchanan</dc:creator>
    <meta:editing-duration>PT23M59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